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6">
      <style:paragraph-properties fo:margin-left="0.052in" fo:margin-right="0in" fo:margin-top="0in" fo:margin-bottom="0in" style:contextual-spacing="false" fo:text-indent="0in" style:auto-text-indent="false"/>
    </style:style>
    <style:style style:name="P7" style:family="paragraph" style:parent-style-name="Text_20_body" style:list-style-name="L7">
      <style:paragraph-properties fo:margin-left="0.052in" fo:margin-right="0in" fo:margin-top="0in" fo:margin-bottom="0in" style:contextual-spacing="false" fo:text-indent="0in" style:auto-text-indent="false"/>
    </style:style>
    <style:style style:name="P8" style:family="paragraph" style:parent-style-name="Text_20_body" style:list-style-name="L8">
      <style:paragraph-properties fo:margin-top="0in" fo:margin-bottom="0in" style:contextual-spacing="false"/>
    </style:style>
    <style:style style:name="P9" style:family="paragraph" style:parent-style-name="Text_20_body" style:list-style-name="L10">
      <style:paragraph-properties fo:margin-top="0in" fo:margin-bottom="0in" style:contextual-spacing="false"/>
    </style:style>
    <style:style style:name="P10" style:family="paragraph" style:parent-style-name="Text_20_body" style:list-style-name="L11">
      <style:paragraph-properties fo:margin-top="0in" fo:margin-bottom="0in" style:contextual-spacing="false"/>
    </style:style>
    <style:style style:name="P11" style:family="paragraph" style:parent-style-name="Text_20_body" style:list-style-name="L12">
      <style:paragraph-properties fo:margin-top="0in" fo:margin-bottom="0in" style:contextual-spacing="false"/>
    </style:style>
    <style:style style:name="P12" style:family="paragraph" style:parent-style-name="Text_20_body" style:list-style-name="L14">
      <style:paragraph-properties fo:margin-top="0in" fo:margin-bottom="0in" style:contextual-spacing="false"/>
    </style:style>
    <style:style style:name="P13" style:family="paragraph" style:parent-style-name="Text_20_body" style:list-style-name="L15">
      <style:paragraph-properties fo:margin-top="0in" fo:margin-bottom="0in" style:contextual-spacing="false"/>
    </style:style>
    <style:style style:name="P14" style:family="paragraph" style:parent-style-name="Text_20_body" style:list-style-name="L16">
      <style:paragraph-properties fo:margin-left="0.052in" fo:margin-right="0in" fo:margin-top="0in" fo:margin-bottom="0in" style:contextual-spacing="false" fo:text-indent="0in" style:auto-text-indent="false"/>
    </style:style>
    <style:style style:name="P15" style:family="paragraph" style:parent-style-name="Text_20_body" style:list-style-name="L17">
      <style:paragraph-properties fo:margin-left="0.052in" fo:margin-right="0in" fo:margin-top="0in" fo:margin-bottom="0in" style:contextual-spacing="false" fo:text-indent="0in" style:auto-text-indent="false"/>
    </style:style>
    <style:style style:name="P16" style:family="paragraph" style:parent-style-name="Text_20_body" style:list-style-name="L18">
      <style:paragraph-properties fo:margin-top="0in" fo:margin-bottom="0in" style:contextual-spacing="false"/>
    </style:style>
    <style:style style:name="P17" style:family="paragraph" style:parent-style-name="Text_20_body" style:list-style-name="L20">
      <style:paragraph-properties fo:margin-top="0in" fo:margin-bottom="0in" style:contextual-spacing="false"/>
    </style:style>
    <style:style style:name="P18" style:family="paragraph" style:parent-style-name="Text_20_body" style:list-style-name="L21">
      <style:paragraph-properties fo:margin-top="0in" fo:margin-bottom="0in" style:contextual-spacing="false"/>
    </style:style>
    <style:style style:name="P19" style:family="paragraph" style:parent-style-name="Text_20_body" style:list-style-name="L22">
      <style:paragraph-properties fo:margin-left="0.052in" fo:margin-right="0in" fo:margin-top="0in" fo:margin-bottom="0in" style:contextual-spacing="false" fo:text-indent="0in" style:auto-text-indent="false"/>
    </style:style>
    <style:style style:name="P20" style:family="paragraph" style:parent-style-name="Text_20_body" style:list-style-name="L23">
      <style:paragraph-properties fo:margin-left="0.052in" fo:margin-right="0in" fo:margin-top="0in" fo:margin-bottom="0in" style:contextual-spacing="false" fo:text-indent="0in" style:auto-text-indent="false"/>
    </style:style>
    <style:style style:name="P21" style:family="paragraph" style:parent-style-name="Text_20_body" style:list-style-name="L24"/>
    <style:style style:name="P22" style:family="paragraph" style:parent-style-name="Text_20_body" style:list-style-name="L25"/>
    <style:style style:name="P23" style:family="paragraph" style:parent-style-name="Text_20_body">
      <style:paragraph-properties fo:margin-left="0.052in" fo:margin-right="0in" fo:text-indent="0in" style:auto-text-indent="false"/>
    </style:style>
    <style:style style:name="T1" style:family="text">
      <style:text-properties style:text-line-through-style="none" style:text-line-through-type="none" style:text-underline-style="none" style:text-blink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dule 2 - Readings</text:h>
      <text:list xml:id="list3595824414" text:style-name="L1">
        <text:list-item>
          <text:p text:style-name="P1">Harris, D. M, Harris, S. L., Digital Design and Computer Architecture (2nd ed.). Morgan Kaufman (on E-Reserve) </text:p>
        </text:list-item>
      </text:list>
      <text:list xml:id="list2482046627" text:style-name="L2">
        <text:list-item>
          <text:p text:style-name="P3">Chapter 2 - (From Harris) Combinational Logic Design </text:p>
        </text:list-item>
        <text:list-item>
          <text:p text:style-name="P2">Chapter 3 - (From Harris) Sequential Logic Design </text:p>
        </text:list-item>
      </text:list>
      <text:list xml:id="list86174536" text:style-name="L3">
        <text:list-item>
          <text:p text:style-name="P4">Assorted PDFs provided from websites on Xilinx ISE and ModelSim PE Student Edition, both circuit design and VHDL. Also, some PDF's from Li's Text Computer Principles: </text:p>
        </text:list-item>
      </text:list>
      <text:list xml:id="list3086680842" text:style-name="L4">
        <text:list-item>
          <text:p text:style-name="P5"><text:a xlink:type="simple" xlink:href="https://jhu.instructure.com/courses/60023/files/9590449/download?wrap=1" office:target-frame-name="_blank" xlink:show="new" text:style-name="Internet_20_link" text:visited-style-name="Visited_20_Internet_20_Link">From Li's Computer Principles and Design in Verilog HDL, Chapter 2 (PDF included, book on eReserve)</text:a></text:p>
        </text:list-item>
      </text:list>
      <text:list xml:id="list2997280001" text:style-name="L6">
        <text:list-item>
          <text:p text:style-name="P6"><text:a xlink:type="simple" xlink:href="https://jhu.instructure.com/courses/60023/files/9589609/download?wrap=1" office:target-frame-name="_blank" xlink:show="new" text:style-name="Internet_20_link" text:visited-style-name="Visited_20_Internet_20_Link">Code Archive from Li's Computer Principles and Design in Verilog HDL (You will use this in the discussion forums) (Source.zip)</text:a></text:p>
        </text:list-item>
      </text:list>
      <text:list xml:id="list4208026266" text:style-name="L7">
        <text:list-item>
          <text:p text:style-name="P7"><text:a xlink:type="simple" xlink:href="https://jhu.instructure.com/courses/60023/files/9589609/download?download_frd=1" text:style-name="Internet_20_link" text:visited-style-name="Visited_20_Internet_20_Link"><text:span text:style-name="T1">Download Code Archive from Li's Computer Principles and Design in Verilog HDL (You will use this in the discussion forums) (Source.zip)</text:span></text:a> </text:p>
        </text:list-item>
      </text:list>
      <text:list xml:id="list4193204835" text:style-name="L8">
        <text:list-item>
          <text:p text:style-name="P8"><text:a xlink:type="simple" xlink:href="https://jhu.instructure.com/courses/60023/files/9590450/download?wrap=1" office:target-frame-name="_blank" xlink:show="new" text:style-name="Internet_20_link" text:visited-style-name="Visited_20_Internet_20_Link">Xilinx Vivado Tutorial</text:a></text:p>
        </text:list-item>
      </text:list>
      <text:list xml:id="list3567459571" text:style-name="L10">
        <text:list-item>
          <text:p text:style-name="P9"><text:a xlink:type="simple" xlink:href="https://jhu.instructure.com/courses/60023/files/9590451/download?wrap=1" office:target-frame-name="_blank" xlink:show="new" text:style-name="Internet_20_link" text:visited-style-name="Visited_20_Internet_20_Link">The Low-Carb VHDL Tutorial</text:a></text:p>
        </text:list-item>
      </text:list>
      <text:list xml:id="list2481787369" text:style-name="L11">
        <text:list-item>
          <text:p text:style-name="P10">- Brian Mealy - 2004 </text:p>
        </text:list-item>
      </text:list>
      <text:list xml:id="list151055798" text:style-name="L12">
        <text:list-item>
          <text:p text:style-name="P11"><text:a xlink:type="simple" xlink:href="https://jhu.instructure.com/courses/60023/files/9589594/download?wrap=1" office:target-frame-name="_blank" xlink:show="new" text:style-name="Internet_20_link" text:visited-style-name="Visited_20_Internet_20_Link">VHDL Handbook, 1997</text:a></text:p>
        </text:list-item>
      </text:list>
      <text:list xml:id="list1142758317" text:style-name="L14">
        <text:list-item>
          <text:p text:style-name="P12"><text:a xlink:type="simple" xlink:href="https://jhu.instructure.com/courses/60023/files/9590453/download?wrap=1" office:target-frame-name="_blank" xlink:show="new" text:style-name="Internet_20_link" text:visited-style-name="Visited_20_Internet_20_Link">FPGA design tutorial</text:a></text:p>
        </text:list-item>
      </text:list>
      <text:list xml:id="list2266828319" text:style-name="L15">
        <text:list-item>
          <text:p text:style-name="P13">- Illustrates how to use Xilinx IP Core capability in ISE </text:p>
        </text:list-item>
      </text:list>
      <text:list xml:id="list1650561112" text:style-name="L16">
        <text:list-item>
          <text:p text:style-name="P14"><text:a xlink:type="simple" xlink:href="https://www.doulos.com/knowhow/sysverilog/tutorial/" office:target-frame-name="_blank" xlink:show="new" text:style-name="Internet_20_link" text:visited-style-name="Visited_20_Internet_20_Link">SystemVerilog Tutorial Web Site</text:a></text:p>
        </text:list-item>
      </text:list>
      <text:list xml:id="list3786826836" text:style-name="L17">
        <text:list-item>
          <text:p text:style-name="P15"><text:a xlink:type="simple" xlink:href="https://www.doulos.com/knowhow/sysverilog/tutorial/" office:target-frame-name="_blank" xlink:show="new" text:style-name="Internet_20_link" text:visited-style-name="Visited_20_Internet_20_Link">Links to an external site.</text:a> </text:p>
        </text:list-item>
      </text:list>
      <text:list xml:id="list2127310252" text:style-name="L18">
        <text:list-item>
          <text:p text:style-name="P16"><text:a xlink:type="simple" xlink:href="https://jhu.instructure.com/courses/60023/files/9589610/download?wrap=1" office:target-frame-name="_blank" xlink:show="new" text:style-name="Internet_20_link" text:visited-style-name="Visited_20_Internet_20_Link">Verilog Tutorial using XUP IPI Library (from Xilinx web site)</text:a></text:p>
        </text:list-item>
      </text:list>
      <text:list xml:id="list2826349281" text:style-name="L20">
        <text:list-item>
          <text:p text:style-name="P17">Source files from Verilog Tutorial </text:p>
        </text:list-item>
      </text:list>
      <text:list xml:id="list889803390" text:style-name="L21">
        <text:list-item>
          <text:p text:style-name="P18">Create your own IPI Block (from Xilinx web site) </text:p>
        </text:list-item>
      </text:list>
      <text:list xml:id="list4017055547" text:style-name="L22">
        <text:list-item>
          <text:p text:style-name="P19"><text:a xlink:type="simple" xlink:href="https://jhu.instructure.com/courses/60023/files/9589588/download?wrap=1" office:target-frame-name="_blank" xlink:show="new" text:style-name="Internet_20_link" text:visited-style-name="Visited_20_Internet_20_Link">Sources from Create your own IPI Block</text:a></text:p>
        </text:list-item>
      </text:list>
      <text:list xml:id="list3159310831" text:style-name="L23">
        <text:list-item>
          <text:p text:style-name="P20"><text:a xlink:type="simple" xlink:href="https://jhu.instructure.com/courses/60023/files/9589588/download?download_frd=1" text:style-name="Internet_20_link" text:visited-style-name="Visited_20_Internet_20_Link"><text:span text:style-name="T1">Download Sources from Create your own IPI Block</text:span></text:a> </text:p>
        </text:list-item>
      </text:list>
      <text:list xml:id="list3301438068" text:style-name="L24">
        <text:list-item>
          <text:p text:style-name="P21"><text:a xlink:type="simple" xlink:href="https://jhu.instructure.com/courses/60023/files/9590452/download?wrap=1" office:target-frame-name="_blank" xlink:show="new" text:style-name="Internet_20_link" text:visited-style-name="Visited_20_Internet_20_Link">Library Components List</text:a></text:p>
        </text:list-item>
      </text:list>
      <text:list xml:id="list196963702" text:style-name="L25">
        <text:list-item>
          <text:list>
            <text:list-item text:start-value="2">
              <text:p text:style-name="P22"/>
            </text:list-item>
          </text:list>
        </text:list-item>
      </text:list>
      <text:p text:style-name="Text_20_body"><text:a xlink:type="simple" xlink:href="https://jhu.instructure.com/courses/60023/files/9590454/download?wrap=1" office:target-frame-name="_blank" xlink:show="new" text:style-name="Internet_20_link" text:visited-style-name="Visited_20_Internet_20_Link">Chapter_04.pdf</text:a></text:p>
      <text:p text:style-name="P23"><text:a xlink:type="simple" xlink:href="https://jhu.instructure.com/courses/60023/files/9589603/download?wrap=1" office:target-frame-name="_blank" xlink:show="new" text:style-name="Internet_20_link" text:visited-style-name="Visited_20_Internet_20_Link">2014_2_artix7_sources.zip</text:a></text:p>
      <text:p text:style-name="P23"><text:a xlink:type="simple" xlink:href="https://jhu.instructure.com/courses/60023/files/9589603/download?download_frd=1" text:style-name="Internet_20_link" text:visited-style-name="Visited_20_Internet_20_Link"><text:span text:style-name="T1">Download 2014_2_artix7_sources.zip</text:span></text:a></text:p>
      <text:p text:style-name="P23"><text:a xlink:type="simple" xlink:href="https://jhu.instructure.com/courses/60023/files/9590457?wrap=1" office:target-frame-name="_blank" xlink:show="new" text:style-name="Internet_20_link" text:visited-style-name="Visited_20_Internet_20_Link">Combined artix7 sources and example sources zip file</text:a></text:p>
      <text:p text:style-name="P23"><text:a xlink:type="simple" xlink:href="https://jhu.instructure.com/courses/60023/files/9590457/download?download_frd=1" text:style-name="Internet_20_link" text:visited-style-name="Visited_20_Internet_20_Link"><text:span text:style-name="T1">Download Combined artix7 sources and example sources zip file</text:span></text:a></text:p>
      <text:p text:style-name="Text_20_body"><text:a xlink:type="simple" xlink:href="https://jhu.instructure.com/courses/60023/files/9590461?wrap=1" office:target-frame-name="_blank" xlink:show="new" text:style-name="Internet_20_link" text:visited-style-name="Visited_20_Internet_20_Link">Chapter 3 from Digital Design and Computer Architecture (Harris)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8T20:56:56.059417731</meta:creation-date>
    <dc:date>2024-01-28T20:58:10.331877991</dc:date>
    <meta:editing-duration>PT1M15S</meta:editing-duration>
    <meta:editing-cycles>1</meta:editing-cycles>
    <meta:document-statistic meta:table-count="0" meta:image-count="0" meta:object-count="0" meta:page-count="1" meta:paragraph-count="29" meta:word-count="252" meta:character-count="1511" meta:non-whitespace-character-count="1298"/>
    <meta:generator>LibreOffice/7.3.7.2$Linux_X86_64 LibreOffice_project/30$Build-2</meta:generator>
  </office:meta>
</office:document-meta>
</file>